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image/png" manifest:full-path="Object 1/Pictures/100000000000005E0000005E71533790.png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7.89cm" fo:margin-left="2.498cm" fo:margin-right="6.613cm" table:align="margins" style:writing-mode="lr-tb"/>
    </style:style>
    <style:style style:name="表3.A" style:family="table-column">
      <style:table-column-properties style:column-width="1.54cm" style:rel-column-width="12790*"/>
    </style:style>
    <style:style style:name="表3.B" style:family="table-column">
      <style:table-column-properties style:column-width="6.35cm" style:rel-column-width="52745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7.89cm" fo:margin-left="2.498cm" fo:margin-right="6.613cm" table:align="margins" style:writing-mode="lr-tb"/>
    </style:style>
    <style:style style:name="表2.A" style:family="table-column">
      <style:table-column-properties style:column-width="1.54cm" style:rel-column-width="12790*"/>
    </style:style>
    <style:style style:name="表2.B" style:family="table-column">
      <style:table-column-properties style:column-width="6.35cm" style:rel-column-width="52745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323cm" style:rel-column-width="5099*"/>
    </style:style>
    <style:style style:name="表6.B" style:family="table-column">
      <style:table-column-properties style:column-width="15.677cm" style:rel-column-width="60436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2.772cm" fo:margin-left="1.222cm" fo:margin-right="3.006cm" table:align="margins" style:writing-mode="lr-tb"/>
    </style:style>
    <style:style style:name="表9.A" style:family="table-column">
      <style:table-column-properties style:column-width="1.058cm" style:rel-column-width="5430*"/>
    </style:style>
    <style:style style:name="表9.B" style:family="table-column">
      <style:table-column-properties style:column-width="11.714cm" style:rel-column-width="6010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メイリオ" fo:font-size="14pt" style:font-name-asian="メイリオ" style:font-size-asian="14pt" style:font-size-complex="14pt"/>
    </style:style>
    <style:style style:name="P4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5" style:family="paragraph" style:parent-style-name="Text_20_body">
      <style:paragraph-properties fo:line-height="100%"/>
      <style:text-properties style:font-name="メイリオ" fo:font-size="15pt" fo:font-weight="normal" style:font-name-asian="メイリオ" style:font-size-asian="15pt" style:font-size-complex="15pt"/>
    </style:style>
    <style:style style:name="P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00%" style:writing-mode="lr-tb"/>
      <style:text-properties style:font-name="メイリオ" fo:font-size="14pt" fo:font-weight="normal" style:font-name-asian="メイリオ" style:font-size-asian="14pt" style:font-size-complex="14pt"/>
    </style:style>
    <style:style style:name="P13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5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22pt" fo:background-color="#ffff00" style:font-name-asian="メイリオ" style:font-size-asian="22pt" style:font-size-complex="22pt"/>
    </style:style>
    <style:style style:name="P1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3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4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7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8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42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color="#ff0000" fo:font-size="15pt" fo:background-color="#f4cccc" style:language-asian="ja" style:country-asian="JP"/>
    </style:style>
    <style:style style:name="T6" style:family="text">
      <style:text-properties fo:background-color="#ccff66"/>
    </style:style>
    <style:style style:name="T7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 style:language-asian="ja" style:country-asian="JP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background-color="#ccff66" style:font-size-asian="15pt" style:font-size-complex="15pt"/>
    </style:style>
    <style:style style:name="T11" style:family="text">
      <style:text-properties style:language-asian="ja" style:country-asian="JP"/>
    </style:style>
    <style:style style:name="T12" style:family="text">
      <style:text-properties style:text-position="super 58%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800000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6"><text:span text:style-name="T1">9_X</text:span>--------------------------------------------------------------------</text:p>
      <text:p text:style-name="P13">res free# JVEMV6 41# 9_3 / 41. economics / 9. economic-forecast / 2020年4月28日17:06:56</text:p>
      <text:p text:style-name="P6"/>
      <text:p text:style-name="P6">[do] <text:span text:style-name="T4">#_ </text:span></text:p>
      <text:list xml:id="list6205227740743560476" text:style-name="L1">
        <text:list-item>
          <text:p text:style-name="P17">REVIEW </text:p>
        </text:list-item>
        <text:list-item>
          <text:p text:style-name="P17">TASK-1</text:p>
          <text:list>
            <text:list-item>
              <text:p text:style-name="P17">T-1.1 : graph</text:p>
              <text:list>
                <text:list-item>
                  <text:list>
                    <text:list-item>
                      <text:p text:style-name="P17">b2015_gsq1j.xls<text:tab/>季節調整済指数 業種別 年・年度・四半期(<text:a xlink:type="simple" xlink:href="https://www.meti.go.jp/statistics/tyo/iip/b2015_result-2.html" text:style-name="Internet_20_link" text:visited-style-name="Visited_20_Internet_20_Link">https://www.meti.go.jp/statistics/tyo/iip/b2015_result-2.html</text:a>)</text:p>
                    </text:list-item>
                    <text:list-item>
                      <text:p text:style-name="P17">sheet : b2015_gsq1j.ods // <text:s/>C:\WORKS_2\WS\WS_Others.JVEMV6\JVEMV6\41_economics\9_economic-forecast</text:p>
                    </text:list-item>
                  </text:list>
                </text:list-item>
              </text:list>
            </text:list-item>
            <text:list-item>
              <text:p text:style-name="P17">sheet : 1</text:p>
              <text:list>
                <text:list-item>
                  <text:p text:style-name="P17">半導体・フラットパネルディスプレイ製造装置</text:p>
                </text:list-item>
                <text:list-item>
                  <text:p text:style-name="P17"><draw:frame draw:style-name="fr1" draw:name="オブジェクト1" text:anchor-type="paragraph" svg:width="10.589cm" svg:height="6.098cm" draw:z-index="0"><draw:object xlink:href="./Object 1" xlink:type="simple" xlink:show="embed" xlink:actuate="onLoad"/><draw:image xlink:href="./ObjectReplacements/Object 1" xlink:type="simple" xlink:show="embed" xlink:actuate="onLoad"/></draw:frame></text:p>
                </text:list-item>
                <text:list-item>
                  <text:p text:style-name="P17"><text:soft-page-break/>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5615645527768634143" text:style-name="L2">
        <text:list-item>
          <text:p text:style-name="P18">TASK : ANY</text:p>
        </text:list-item>
      </text:list>
      <text:p text:style-name="P6">[further]</text:p>
      <text:p text:style-name="P12"><text:span text:style-name="T9"><text:line-break/></text:span><text:span text:style-name="T10">[/ XXX] 20200428_172904</text:span></text:p>
      <text:p text:style-name="P5"/>
      <text:p text:style-name="P11"/>
      <text:p text:style-name="P6"><text:span text:style-name="T1">9_</text:span><text:span text:style-name="T2">3</text:span>--------------------------------------------------------------------</text:p>
      <text:p text:style-name="P13">res free# JVEMV6 41# 9_4 / 41. economics / 9. economic-forecast / 20200430_131518</text:p>
      <text:p text:style-name="P6"/>
      <text:p text:style-name="P6">[do] <text:span text:style-name="T4">#_ </text:span></text:p>
      <text:list xml:id="list2413217854434420992" text:style-name="L3">
        <text:list-item>
          <text:p text:style-name="P19">REVIEW </text:p>
        </text:list-item>
        <text:list-item>
          <text:p text:style-name="P19">TASK-1</text:p>
          <text:list>
            <text:list-item>
              <text:list>
                <text:list-item>
                  <text:p text:style-name="P19">2019Q4 ==&gt; <text:span text:style-name="T11">指数が小さいもの、トップ１０ </text:span></text:p>
                </text:list-item>
                <text:list-item>
                  <text:p text:style-name="P19">==&gt; sheet “2” : b2015_gsq1j.ods</text:p>
                </text:list-item>
              </text:list>
            </text:list-item>
            <text:list-item>
              <text:p text:style-name="P19">T-1.1<text:span text:style-name="T11"> : 小さいもの</text:span></text:p>
              <text:list>
                <text:list-item>
                  <text:p text:style-name="P19">data ==&gt; sort : col. AD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2">1</text:p>
          </table:table-cell>
          <table:table-cell table:style-name="表3.B1" office:value-type="string">
            <text:p text:style-name="P2">その他の電気機械</text:p>
          </table:table-cell>
        </table:table-row>
        <table:table-row>
          <table:table-cell table:style-name="表3.A2" office:value-type="float" office:value="2">
            <text:p text:style-name="P2">2</text:p>
          </table:table-cell>
          <table:table-cell table:style-name="表3.B2" office:value-type="string">
            <text:p text:style-name="P2">無線通信機器</text:p>
          </table:table-cell>
        </table:table-row>
        <table:table-row>
          <table:table-cell table:style-name="表3.A2" office:value-type="float" office:value="3">
            <text:p text:style-name="P2">3</text:p>
          </table:table-cell>
          <table:table-cell table:style-name="表3.B2" office:value-type="string">
            <text:p text:style-name="P2">電子デバイス</text:p>
          </table:table-cell>
        </table:table-row>
      </table:table>
      <text:list xml:id="list37693480" text:continue-numbering="true" text:style-name="L3">
        <text:list-item>
          <text:list>
            <text:list-item>
              <text:list>
                <text:list-item>
                  <text:p text:style-name="P19">graph</text:p>
                </text:list-item>
                <text:list-item>
                  <text:p text:style-name="P19"><text:soft-page-break/>FACTS</text:p>
                  <text:list>
                    <text:list-item>
                      <text:p text:style-name="P19">“電子デバイス” ==&gt; lowest 3<text:span text:style-name="T12">rd</text:span> in 2019Q4</text:p>
                    </text:list-item>
                  </text:list>
                </text:list-item>
              </text:list>
            </text:list-item>
            <text:list-item>
              <text:p text:style-name="P19">T-1.2</text:p>
              <text:list>
                <text:list-item>
                  <text:list>
                    <text:list-item>
                      <text:p text:style-name="P32">大きいもの、トップ１０</text:p>
                    </text:list-item>
                  </text:list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float" office:value="1">
            <text:p text:style-name="P2">1</text:p>
          </table:table-cell>
          <table:table-cell table:style-name="表2.B1" office:value-type="string">
            <text:p text:style-name="P2">事務用機器</text:p>
          </table:table-cell>
        </table:table-row>
        <table:table-row>
          <table:table-cell table:style-name="表2.A2" office:value-type="float" office:value="2">
            <text:p text:style-name="P2">2</text:p>
          </table:table-cell>
          <table:table-cell table:style-name="表2.B2" office:value-type="string">
            <text:p text:style-name="P2">電子計算機</text:p>
          </table:table-cell>
        </table:table-row>
        <table:table-row>
          <table:table-cell table:style-name="表2.A2" office:value-type="float" office:value="3">
            <text:p text:style-name="P2">3</text:p>
          </table:table-cell>
          <table:table-cell table:style-name="表2.B2" office:value-type="string">
            <text:p text:style-name="P2">半導体・フラットパネルディスプレイ製造装置</text:p>
          </table:table-cell>
        </table:table-row>
      </table:table>
      <text:list xml:id="list37695590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32"/>
                    </text:list-item>
                  </text:list>
                </text:list-item>
              </text:list>
            </text:list-item>
            <text:list-item>
              <text:p text:style-name="P32">T-1.3 : 小さいもの、「付加生産ウエイト」</text:p>
              <text:list>
                <text:list-item>
                  <text:p text:style-name="P32">sheet : “3”</text:p>
                </text:list-item>
              </text:list>
            </text:list-item>
          </text:list>
        </text:list-item>
        <text:list-item>
          <text:p text:style-name="P32">TASK-2 : q-2</text:p>
          <text:list>
            <text:list-item>
              <text:list>
                <text:list-item>
                  <text:p text:style-name="P19"/>
                </text:list-item>
                <text:list-item>
                  <text:p text:style-name="P19"><draw:frame draw:style-name="fr1" draw:name="オブジェクト2" text:anchor-type="paragraph" svg:width="14.57cm" svg:height="0.945cm" draw:z-index="1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19">T-2.1</text:p>
              <text:list>
                <text:list-item>
                  <text:p text:style-name="P19">search : “<text:span text:style-name="T11">日本 第3次産業 比率</text:span>”</text:p>
                </text:list-item>
                <text:list-item>
                  <text:p text:style-name="P19">search : “<text:span text:style-name="T11">日本 国勢調査 平成２７年</text:span>”</text:p>
                </text:list-item>
              </text:list>
            </text:list-item>
            <text:list-item>
              <text:p text:style-name="P19">FOUND</text:p>
              <text:list>
                <text:list-item>
                  <text:p text:style-name="P32">平成１７年　=&gt;　67.2 % (第３次産業、人数ベース）<text:note text:id="ftn1" text:note-class="footnote"><text:note-citation>1</text:note-citation><text:note-body><text:p text:style-name="Footnote"><text:a xlink:type="simple" xlink:href="https://www.mext.go.jp/b_menu/shingi/chukyo/chukyo10/shiryo/__icsFiles/afieldfile/2010/12/15/1299347_3.pdf" text:style-name="Internet_20_link" text:visited-style-name="Visited_20_Internet_20_Link"><text:span text:style-name="T13">https://www.mext.go.jp/b_menu/shingi/chukyo/chukyo10/shiryo/__icsFiles/afieldfile/2010/12/15/1299347_3.pdf</text:span></text:a><text:span text:style-name="T13"> “産業別就業者数及び”</text:span></text:p></text:note-body></text:note>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8242027418810694102" text:style-name="L4">
        <text:list-item>
          <text:p text:style-name="P20">TASK : q-3</text:p>
        </text:list-item>
        <text:list-item>
          <text:p text:style-name="P20"><draw:frame draw:style-name="fr2" draw:name="オブジェクト3" text:anchor-type="paragraph" svg:x="1.215cm" svg:y="0cm" svg:width="14.57cm" svg:height="0.536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6"><text:soft-page-break/>[further]</text:p>
      <text:list xml:id="list5611763877630321836" text:style-name="L5">
        <text:list-item>
          <text:p text:style-name="P21"/>
        </text:list-item>
      </text:list>
      <text:p text:style-name="P5"><text:line-break/><text:span text:style-name="T6">[/ XXX] 20200430_143431</text:span></text:p>
      <text:p text:style-name="P5"/>
      <text:p text:style-name="P11"/>
      <text:p text:style-name="P8"/>
      <text:p text:style-name="P6"><text:span text:style-name="T2">9_4</text:span>--------------------------------------------------------------------</text:p>
      <text:p text:style-name="P13">res free# JVEMV6 41# 9_5 / 41. economics / 9. economic-forecast / 20200918_213849</text:p>
      <text:p text:style-name="P8"/>
      <text:p text:style-name="P6">[do] <text:span text:style-name="T4">#_ </text:span></text:p>
      <text:list xml:id="list3966564789951306776" text:style-name="L6">
        <text:list-item>
          <text:p text:style-name="P22">REVIEW </text:p>
        </text:list-item>
        <text:list-item>
          <text:p text:style-name="P22">TASK-1 : W-1 ==&gt; 貿易収支 日本</text:p>
          <text:list>
            <text:list-item>
              <text:p text:style-name="P22">T-1.1</text:p>
              <text:list>
                <text:list-item>
                  <text:p text:style-name="P22">41#9.5_watch.ods : sheet “1”</text:p>
                </text:list-item>
                <text:list-item>
                  <text:p text:style-name="P22"/>
                </text:list-item>
                <text:list-item>
                  <text:p text:style-name="P22"><draw:frame draw:style-name="fr1" draw:name="オブジェクト4" text:anchor-type="paragraph" svg:width="11.568cm" svg:height="6.507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6"><text:soft-page-break/></text:p>
      <text:p text:style-name="P6">[next]</text:p>
      <text:list xml:id="list8335307130842875903" text:style-name="L7">
        <text:list-item>
          <text:p text:style-name="P23">TASK<text:span text:style-name="T11"> : ANY</text:span></text:p>
        </text:list-item>
      </text:list>
      <text:p text:style-name="P6">[further]</text:p>
      <text:p text:style-name="P5"><text:line-break/><text:span text:style-name="T6">[/ XXX] 20200918_220325</text:span></text:p>
      <text:p text:style-name="P5"/>
      <text:p text:style-name="P11"/>
      <text:p text:style-name="P6"><text:span text:style-name="T2">9.5_1</text:span>--------------------------------------------------------------------</text:p>
      <text:p text:style-name="P13">[9.5_2]res free# JVEMV6 41# 9_5 / 41. economics / 9. economic-forecast / 5. watch / 20200919_182201</text:p>
      <text:p text:style-name="P10"/>
      <text:p text:style-name="P6">[do] <text:span text:style-name="T4">#_ </text:span></text:p>
      <text:list xml:id="list4066711291078909480" text:style-name="L8">
        <text:list-item>
          <text:p text:style-name="P24"><text:span text:style-name="T4">#_ </text:span>REVIEW 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6">C:\WORKS_2\WS\WS_Others.JVEMV6\JVEMV6\41_economics\9_economic-forecast\41#9.5_watch.ods</text:p>
          </table:table-cell>
        </table:table-row>
        <table:table-row>
          <table:table-cell table:style-name="表4.A2" office:value-type="string">
            <text:p text:style-name="P6">C:\WORKS_2\WS\WS_Others.JVEMV6\JVEMV6\41_economics\9_economic-forecast\41#9_economic-forecast.[admin].ods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</table:table>
      <text:list xml:id="list37715929" text:continue-numbering="true" text:style-name="L8">
        <text:list-item>
          <text:p text:style-name="P33">サービス収支 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6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5.A2" office:value-type="string">
            <text:p text:style-name="P6"/>
          </table:table-cell>
        </table:table-row>
      </table:table>
      <text:list xml:id="list37693448" text:continue-numbering="true" text:style-name="L8">
        <text:list-item>
          <text:list>
            <text:list-item>
              <text:p text:style-name="P24">steps</text:p>
              <text:list>
                <text:list-item>
                  <text:p text:style-name="P24"><text:soft-page-break/>select cells ==&gt; 2018.1 ~ 202<text:span text:style-name="T11">0.7</text:span></text:p>
                </text:list-item>
                <text:list-item>
                  <text:p text:style-name="P33">sakura</text:p>
                  <text:list>
                    <text:list-item>
                      <text:p text:style-name="P33">C/P</text:p>
                    </text:list-item>
                    <text:list-item>
                      <text:p text:style-name="P33">replace</text:p>
                      <text:list>
                        <text:list-item>
                          <text:p text:style-name="P33">“△ ” ==&gt; “-”</text:p>
                        </text:list-item>
                        <text:list-item>
                          <text:p text:style-name="P33">“,” ==&gt; “” (blank)</text:p>
                        </text:list-item>
                      </text:list>
                    </text:list-item>
                  </text:list>
                </text:list-item>
                <text:list-item>
                  <text:p text:style-name="P33">sheet</text:p>
                  <text:list>
                    <text:list-item>
                      <text:p text:style-name="P33">insert ==&gt; new sheet</text:p>
                    </text:list-item>
                    <text:list-item>
                      <text:p text:style-name="P33">numbers ==&gt; C/P</text:p>
                    </text:list-item>
                    <text:list-item>
                      <text:p text:style-name="P33">list of year numbers ==&gt; C/P</text:p>
                    </text:list-item>
                    <text:list-item>
                      <text:p text:style-name="P24"><text:span text:style-name="T5">#_ </text:span><text:span text:style-name="T11">2019, 2020 data ==&gt; to other columns</text:span></text:p>
                    </text:list-item>
                    <text:list-item>
                      <text:p text:style-name="P33">each column ==&gt; add name (year number)</text:p>
                    </text:list-item>
                    <text:list-item>
                      <text:p text:style-name="P33">blank cells ==&gt; add “-”</text:p>
                    </text:list-item>
                  </text:list>
                </text:list-item>
              </text:list>
            </text:list-item>
            <text:list-item>
              <text:p text:style-name="P33">result</text:p>
            </text:list-item>
            <text:list-item>
              <text:p text:style-name="P33"><draw:frame draw:style-name="fr1" draw:name="オブジェクト5" text:anchor-type="paragraph" svg:width="11.92cm" svg:height="6.705cm" draw:z-index="4"><draw:object xlink:href="./Object 5" xlink:type="simple" xlink:show="embed" xlink:actuate="onLoad"/><draw:image xlink:href="./ObjectReplacements/Object 5" xlink:type="simple" xlink:show="embed" xlink:actuate="onLoad"/></draw:frame>obs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6"/>
          </table:table-cell>
          <table:table-cell table:style-name="表6.B1" office:value-type="string">
            <text:p text:style-name="P6">202<text:span text:style-name="T11">0年の、１－６月。前２年と違う月</text:span></text:p>
            <text:list xml:id="list341538095092065533" text:style-name="L9">
              <text:list-item>
                <text:p text:style-name="P34">２月　=&gt;　減少</text:p>
              </text:list-item>
              <text:list-item>
                <text:p text:style-name="P34">３月　=&gt;　プラスではなく、ほぼ０</text:p>
              </text:list-item>
              <text:list-item>
                <text:p text:style-name="P34">５月　=&gt;　前年と異なり、マイナス。前々年よりも、大きく。</text:p>
              </text:list-item>
              <text:list-item>
                <text:p text:style-name="P34"><text:soft-page-break/>６月　=&gt;　前年と異なり、マイナス。しかし、前々年と、ほぼ同じ。</text:p>
              </text:list-item>
            </text:list>
          </table:table-cell>
        </table:table-row>
        <table:table-row>
          <table:table-cell table:style-name="表6.A2" office:value-type="string">
            <text:p text:style-name="P6"/>
          </table:table-cell>
          <table:table-cell table:style-name="表6.B2" office:value-type="string">
            <text:p text:style-name="P6"/>
          </table:table-cell>
        </table:table-row>
      </table:table>
      <text:list xml:id="list37699386" text:continue-list="list37693448" text:style-name="L8">
        <text:list-item>
          <text:list>
            <text:list-item>
              <text:p text:style-name="P24"/>
              <text:list>
                <text:list-item>
                  <text:p text:style-name="P24"/>
                </text:list-item>
              </text:list>
            </text:list-item>
          </text:list>
        </text:list-item>
        <text:list-item>
          <text:p text:style-name="P24">TASK-1</text:p>
        </text:list-item>
      </text:list>
      <text:p text:style-name="P6"/>
      <text:p text:style-name="P6">[next]</text:p>
      <text:list xml:id="list6053597313089136876" text:style-name="L10">
        <text:list-item>
          <text:p text:style-name="P25">TASK-1</text:p>
          <text:list>
            <text:list-item>
              <text:p text:style-name="P35">前回の、貿易収支　=&gt;　もう一度、作成。期間＝２０１８年以降。</text:p>
            </text:list-item>
          </text:list>
        </text:list-item>
      </text:list>
      <text:p text:style-name="P6">[further]</text:p>
      <text:p text:style-name="P10"><text:line-break/><text:span text:style-name="T6">[/ XXX] 20200919_182143</text:span></text:p>
      <text:p text:style-name="P10"/>
      <text:p text:style-name="P10"/>
      <text:p text:style-name="P11"/>
      <text:p text:style-name="P8"/>
      <text:p text:style-name="P6"><text:span text:style-name="T2">9.5_2</text:span>--------------------------------------------------------------------</text:p>
      <text:p text:style-name="P13">[9.5_3]res free# JVEMV6 41# 9_5 / 41. economics / 9. economic-forecast / 5. watch / 20200920_182207</text:p>
      <text:p text:style-name="P8"/>
      <text:p text:style-name="P6">[do] <text:span text:style-name="T4">#_ </text:span></text:p>
      <text:list xml:id="list2450274936532703160" text:style-name="L11">
        <text:list-item>
          <text:p text:style-name="P26">REVIEW </text:p>
        </text:list-item>
        <text:list-item>
          <text:p text:style-name="P26">TASK-1 : (relative) <text:span text:style-name="T11">前回の、貿易収支　=&gt;　もう一度、作成。期間＝２０１８年以降</text:span></text:p>
          <text:list>
            <text:list-item>
              <text:p text:style-name="P36"><text:soft-page-break/>T-1.1 : </text:p>
              <text:list>
                <text:list-item>
                  <text:p text:style-name="P36">bop_1_2007.xls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6">C:\WORKS_2\WS\WS_Others.JVEMV6\JVEMV6\41_economics\9_economic-forecast\41#9.5_watch.ods</text:p>
          </table:table-cell>
        </table:table-row>
        <table:table-row>
          <table:table-cell table:style-name="表8.A2" office:value-type="string">
            <text:p text:style-name="P6">C:\WORKS_2\WS\WS_Others.JVEMV6\JVEMV6\41_economics\9_economic-forecast\41#9_economic-forecast.[admin].ods</text:p>
          </table:table-cell>
        </table:table-row>
      </table:table>
      <table:table table:name="表7" table:style-name="表7">
        <table:table-column table:style-name="表7.A"/>
        <table:table-row>
          <table:table-cell table:style-name="表7.A1" office:value-type="string">
            <text:p text:style-name="P6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7.A2" office:value-type="string">
            <text:p text:style-name="P6"/>
          </table:table-cell>
        </table:table-row>
      </table:table>
      <text:list xml:id="list37720289" text:continue-numbering="true" text:style-name="L11">
        <text:list-item>
          <text:list>
            <text:list-item>
              <text:p text:style-name="P26">steps</text:p>
              <text:list>
                <text:list-item>
                  <text:p text:style-name="P26">select cells ==&gt; 2018.1 ~ 202<text:span text:style-name="T11">0.7</text:span></text:p>
                </text:list-item>
                <text:list-item>
                  <text:p text:style-name="P36">sakura</text:p>
                  <text:list>
                    <text:list-item>
                      <text:p text:style-name="P36">C/P</text:p>
                    </text:list-item>
                    <text:list-item>
                      <text:p text:style-name="P36">replace</text:p>
                      <text:list>
                        <text:list-item>
                          <text:p text:style-name="P36">“△ ” ==&gt; “-”</text:p>
                        </text:list-item>
                        <text:list-item>
                          <text:p text:style-name="P36">“,” ==&gt; “” (blank)</text:p>
                        </text:list-item>
                      </text:list>
                    </text:list-item>
                  </text:list>
                </text:list-item>
                <text:list-item>
                  <text:p text:style-name="P36">sheet</text:p>
                  <text:list>
                    <text:list-item>
                      <text:p text:style-name="P36">insert ==&gt; new sheet</text:p>
                    </text:list-item>
                    <text:list-item>
                      <text:p text:style-name="P36">numbers ==&gt; C/P</text:p>
                    </text:list-item>
                    <text:list-item>
                      <text:p text:style-name="P36">list of year numbers ==&gt; C/P</text:p>
                    </text:list-item>
                    <text:list-item>
                      <text:p text:style-name="P36">2019, 2020 data ==&gt; to other columns</text:p>
                    </text:list-item>
                    <text:list-item>
                      <text:p text:style-name="P36">each column ==&gt; add name (year number)</text:p>
                    </text:list-item>
                    <text:list-item>
                      <text:p text:style-name="P36">blank cells ==&gt; add “-”</text:p>
                    </text:list-item>
                  </text:list>
                </text:list-item>
              </text:list>
            </text:list-item>
            <text:list-item>
              <text:p text:style-name="P36"><draw:frame draw:style-name="fr2" draw:name="オブジェクト6" text:anchor-type="paragraph" svg:x="2.588cm" svg:y="3.761cm" svg:width="11.825cm" svg:height="6.652cm" draw:z-index="5"><draw:object xlink:href="./Object 6" xlink:type="simple" xlink:show="embed" xlink:actuate="onLoad"/><draw:image xlink:href="./ObjectReplacements/Object 6" xlink:type="simple" xlink:show="embed" xlink:actuate="onLoad"/></draw:frame><text:soft-page-break/>result : C:\WORKS_2\WS\WS_Others.JVEMV6\JVEMV6\41_economics\9_economic-forecast\41#9.5_watch.ods sheet:”3”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3">1</text:p>
          </table:table-cell>
          <table:table-cell table:style-name="表9.B1" office:value-type="string">
            <text:p text:style-name="P4">２月。中国が、封鎖を始めた月。　=&gt;　過去２年より、プラス。前年の２倍強、２年前の７倍弱。</text:p>
          </table:table-cell>
        </table:table-row>
        <table:table-row>
          <table:table-cell table:style-name="表9.A2" office:value-type="float" office:value="2">
            <text:p text:style-name="P3">2</text:p>
          </table:table-cell>
          <table:table-cell table:style-name="表9.B2" office:value-type="string">
            <text:p text:style-name="P4">３月、４月：減少が大きい。</text:p>
          </table:table-cell>
        </table:table-row>
        <table:table-row>
          <table:table-cell table:style-name="表9.A2" office:value-type="float" office:value="3">
            <text:p text:style-name="P3">3</text:p>
          </table:table-cell>
          <table:table-cell table:style-name="表9.B2" office:value-type="string">
            <text:p text:style-name="P4">５月：マイナス。ただし、例年なみ。</text:p>
          </table:table-cell>
        </table:table-row>
        <table:table-row>
          <table:table-cell table:style-name="表9.A2" office:value-type="float" office:value="4">
            <text:p text:style-name="P3">4</text:p>
          </table:table-cell>
          <table:table-cell table:style-name="表9.B2" office:value-type="string">
            <text:p text:style-name="P4">６月：減少。マイナス。７億ドル弱。</text:p>
          </table:table-cell>
        </table:table-row>
      </table:table>
      <text:list xml:id="list37700367" text:continue-numbering="true" text:style-name="L11">
        <text:list-item>
          <text:p text:style-name="P36"><text:span text:style-name="T14">TASK-2 : 日本、国際収支：内訳</text:span> </text:p>
          <text:list>
            <text:list-item>
              <text:p text:style-name="P36">T-1.1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10.A2" office:value-type="string">
            <text:p text:style-name="P6"/>
          </table:table-cell>
        </table:table-row>
      </table:table>
      <text:list xml:id="list37695817" text:continue-numbering="true" text:style-name="L11">
        <text:list-item>
          <text:list>
            <text:list-item>
              <text:p text:style-name="P36"/>
            </text:list-item>
          </text:list>
        </text:list-item>
      </text:list>
      <text:p text:style-name="P6"/>
      <text:p text:style-name="P6">[next]</text:p>
      <text:list xml:id="list2126475661269143186" text:style-name="L12">
        <text:list-item>
          <text:p text:style-name="P37">TASK : 日本、国際収支：内訳</text:p>
        </text:list-item>
      </text:list>
      <table:table table:name="表11" table:style-name="表11">
        <table:table-column table:style-name="表11.A"/>
        <text:soft-page-break/>
        <table:table-row>
          <table:table-cell table:style-name="表11.A1" office:value-type="string">
            <text:p text:style-name="P6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11.A2" office:value-type="string">
            <text:p text:style-name="P6"/>
          </table:table-cell>
        </table:table-row>
      </table:table>
      <text:p text:style-name="P7"/>
      <text:p text:style-name="P6">[further]</text:p>
      <text:p text:style-name="P10"><text:line-break/><text:span text:style-name="T6">[/ XXX] </text:span></text:p>
      <text:p text:style-name="P8"/>
      <text:p text:style-name="P8"/>
      <text:p text:style-name="P11"/>
      <text:p text:style-name="P6"><text:span text:style-name="T2">9.5_3</text:span>--------------------------------------------------------------------</text:p>
      <text:p text:style-name="P13">[9.5_4]res free# JVEMV6 41#9.5 / 41. economics / 9. economic-forecast / 5. watch / 20200929_171050</text:p>
      <text:p text:style-name="P8"/>
      <text:p text:style-name="P6">[do] <text:span text:style-name="T4">#_ </text:span></text:p>
      <text:list xml:id="list106684803508082167" text:style-name="L13">
        <text:list-item>
          <text:p text:style-name="P27">REVIEW </text:p>
        </text:list-item>
        <text:list-item>
          <text:p text:style-name="P38">TASK : 日本、国際収支：内訳</text:p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12.A2" office:value-type="string">
            <text:p text:style-name="P6">C:\WORKS_2\Downloads\bop_1_2007(1).xls</text:p>
            <text:p text:style-name="P6">(日本の国際収支　（経常収支）　ドル建て)</text:p>
          </table:table-cell>
        </table:table-row>
      </table:table>
      <text:list xml:id="list37694144" text:continue-numbering="true" text:style-name="L13">
        <text:list-item>
          <text:list>
            <text:list-item>
              <text:p text:style-name="P38">docs</text:p>
              <text:list>
                <text:list-item>
                  <text:p text:style-name="P38"><text:a xlink:type="simple" xlink:href="https://ja.wikipedia.org/wiki/国際収支統計#国際収支マニュアル" text:style-name="Internet_20_link" text:visited-style-name="Visited_20_Internet_20_Link">https://ja.wikipedia.org/wiki/国際収支統計#国際収支マニュアル</text:a><text:tab/>:d-1</text:p>
                </text:list-item>
                <text:list-item>
                  <text:p text:style-name="P38"><text:a xlink:type="simple" xlink:href="https://www.jetro.go.jp/world/japan/stats/bop.html" text:style-name="Internet_20_link" text:visited-style-name="Visited_20_Internet_20_Link">https://www.jetro.go.jp/world/japan/stats/bop.html</text:a> “ 経常<text:soft-page-break/>収支エクセルファイル (74KB)”</text:p>
                </text:list-item>
                <text:list-item>
                  <text:p text:style-name="P38"><draw:frame draw:style-name="fr3" draw:name="オブジェクト7" text:anchor-type="paragraph" svg:width="12.33cm" svg:height="6.936cm" draw:z-index="6"><draw:object xlink:href="./Object 7" xlink:type="simple" xlink:show="embed" xlink:actuate="onLoad"/><draw:image xlink:href="./ObjectReplacements/Object 7" xlink:type="simple" xlink:show="embed" xlink:actuate="onLoad"/></draw:frame>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4402882721620019297" text:style-name="L14">
        <text:list-item>
          <text:p text:style-name="P28">TASK : “日本の国際収支　（経常収支）　ドル建て” ==&gt; continue</text:p>
        </text:list-item>
      </text:list>
      <text:p text:style-name="P6">[further]</text:p>
      <text:p text:style-name="P10"><text:line-break/><text:span text:style-name="T6">[/ XXX] 20200929_174819</text:span></text:p>
      <text:p text:style-name="P8"/>
      <text:p text:style-name="P11">@@@</text:p>
      <text:p text:style-name="P6"><text:span text:style-name="T2">9.5_4</text:span>--------------------------------------------------------------------</text:p>
      <text:p text:style-name="P13">[9.5_5]res free# JVEMV6 41#9.5 / 41. economics / 9. economic-forecast / 5. watch / XXX</text:p>
      <text:p text:style-name="P8"/>
      <text:p text:style-name="P6">[do] <text:span text:style-name="T4">#_ </text:span></text:p>
      <text:list xml:id="list6836330029636656898" text:style-name="L17">
        <text:list-item>
          <text:p text:style-name="P31">REVIEW </text:p>
        </text:list-item>
        <text:list-item>
          <text:p text:style-name="P31">TASK-1</text:p>
        </text:list-item>
      </text:list>
      <text:p text:style-name="P6"/>
      <text:p text:style-name="P6"><text:soft-page-break/>[next]</text:p>
      <text:list xml:id="list1893633483020606481" text:style-name="L16">
        <text:list-item>
          <text:p text:style-name="P30">TASK</text:p>
        </text:list-item>
      </text:list>
      <text:p text:style-name="P6">[further]</text:p>
      <text:p text:style-name="P10"><text:line-break/><text:span text:style-name="T6">[/ XXX] </text:span></text:p>
      <text:p text:style-name="P8"/>
      <text:p text:style-name="P8"/>
      <text:p text:style-name="P8">----------------------------------------- [TEMPLATE] 20200428_171932</text:p>
      <text:p text:style-name="P6"><text:span text:style-name="T1">9_X</text:span>--------------------------------------------------------------------</text:p>
      <text:p text:style-name="P13">res free# JVEMV6 41# 9_X / 41. economics / 9. economic-forecast / XXX</text:p>
      <text:p text:style-name="P6"/>
      <text:p text:style-name="P6">[do] <text:span text:style-name="T4">#_ </text:span></text:p>
      <text:list xml:id="list37698407" text:continue-list="list6205227740743560476" text:style-name="L1">
        <text:list-item>
          <text:p text:style-name="P17">REVIEW </text:p>
        </text:list-item>
        <text:list-item>
          <text:p text:style-name="P17">TASK-1</text:p>
        </text:list-item>
      </text:list>
      <text:p text:style-name="P6"/>
      <text:p text:style-name="P6">[next]</text:p>
      <text:list xml:id="list4537605454253294348" text:style-name="L15">
        <text:list-item>
          <text:p text:style-name="P29">TASK</text:p>
        </text:list-item>
      </text:list>
      <text:p text:style-name="P6">[further]</text:p>
      <text:p text:style-name="P5"><text:line-break/><text:span text:style-name="T6">[/ XXX] </text:span></text:p>
      <text:p text:style-name="P5"/>
      <text:p text:style-name="P9"/>
      <text:p text:style-name="P6">/ <text:span text:style-name="T3">------------------------------- [TEMPLATE] 20200428_171932 /</text:span></text:p>
      <text:p text:style-name="P8"/>
      <table:table table:name="表1" table:style-name="表1">
        <table:table-column table:style-name="表1.A"/>
        <table:table-row>
          <table:table-cell table:style-name="表1.A1" office:value-type="string">
            <text:p text:style-name="P1">C:\WORKS_2\a.bat &amp;&amp; r oj &amp;&amp; git add -A &amp;&amp; git commit -m ^"(art : <text:span text:style-name="T7">41# </text:span><text:soft-page-break/><text:span text:style-name="T7">9</text:span> : economic-forecast) periodical updates^" &amp;&amp; e &amp;&amp; p</text:p>
          </table:table-cell>
        </table:table-row>
        <table:table-row>
          <table:table-cell table:style-name="表1.A2" office:value-type="string">
            <text:p text:style-name="P15">###</text:p>
          </table:table-cell>
        </table:table-row>
        <table:table-row>
          <table:table-cell table:style-name="表1.A2" office:value-type="string">
            <text:p text:style-name="P15">C:\WORKS_2\WS\WS_Others.JVEMV6\JVEMV6\41_economics\9_economic-forecast\end_all.bat <text:s text:c="24"/><text:span text:style-name="T8">[9.5_4]res free# JVEMV6 41#9.5 / 41. economics / 9. economic-forecast / 5. watch / 20200929_171050</text:span></text:p>
          </table:table-cell>
        </table:table-row>
        <table:table-row>
          <table:table-cell table:style-name="表1.A2" office:value-type="string">
            <text:p text:style-name="P1">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13"/>
      <text:p text:style-name="P13"/>
      <text:p text:style-name="P1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8T17:19:23.90</meta:creation-date>
    <dc:date>2020-09-29T17:49:08.03</dc:date>
    <dc:creator>iwabuchi ken</dc:creator>
    <meta:editing-duration>PT3H23M46S</meta:editing-duration>
    <meta:editing-cycles>44</meta:editing-cycles>
    <meta:generator>OpenOffice/4.1.3$Win32 OpenOffice.org_project/413m1$Build-9783</meta:generator>
    <meta:document-statistic meta:table-count="12" meta:image-count="0" meta:object-count="7" meta:page-count="13" meta:paragraph-count="181" meta:word-count="1203" meta:character-count="51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 style:rotation-angle="52"/>
      <style:graphic-properties svg:stroke-color="#b3b3b3"/>
      <style:text-properties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bitmap" draw:fill-color="#e6e6e6" draw:fill-image-name="Sky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88cm" svg:height="6.097cm" xlink:href="." xlink:type="simple" chart:class="chart:line" chart:style-name="ch1">
        <chart:legend svg:x="8.392cm" svg:y="0.779cm" style:legend-expansion="custom" chartooo:width="2.057cm" chartooo:height="4.556cm" style:legend-expansion-aspect-ratio="0.451492537313433" chart:style-name="ch2"/>
        <chart:plot-area chart:style-name="ch3" chart:data-source-has-labels="both" svg:x="0.169cm" svg:y="0.509cm" svg:width="7.884cm" svg:height="5.848cm">
          <chartooo:coordinate-region svg:x="1.043cm" svg:y="0.721cm" svg:width="7.01cm" svg:height="4.224cm"/>
          <chart:axis chart:dimension="x" chart:name="primary-x" chart:style-name="ch4" chartooo:axis-type="auto">
            <chartooo:date-scale/>
            <chart:categories table:cell-range-address="local-table.$B$1:.$A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AC$2" chart:label-cell-address="local-table.$A$2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半導体・フラットパネルディスプレイ製造装置</text:p>
              </table:table-cell>
              <table:table-cell office:value-type="float" office:value="69.1">
                <text:p>69.1</text:p>
              </table:table-cell>
              <table:table-cell office:value-type="float" office:value="80.8">
                <text:p>80.8</text:p>
              </table:table-cell>
              <table:table-cell office:value-type="float" office:value="79.4">
                <text:p>79.4</text:p>
              </table:table-cell>
              <table:table-cell office:value-type="float" office:value="96.2">
                <text:p>96.2</text:p>
              </table:table-cell>
              <table:table-cell office:value-type="float" office:value="104.9">
                <text:p>104.9</text:p>
              </table:table-cell>
              <table:table-cell office:value-type="float" office:value="86">
                <text:p>86</text:p>
              </table:table-cell>
              <table:table-cell office:value-type="float" office:value="81.4">
                <text:p>81.4</text:p>
              </table:table-cell>
              <table:table-cell office:value-type="float" office:value="92.3">
                <text:p>92.3</text:p>
              </table:table-cell>
              <table:table-cell office:value-type="float" office:value="93.9">
                <text:p>93.9</text:p>
              </table:table-cell>
              <table:table-cell office:value-type="float" office:value="98.1">
                <text:p>98.1</text:p>
              </table:table-cell>
              <table:table-cell office:value-type="float" office:value="108.4">
                <text:p>108.4</text:p>
              </table:table-cell>
              <table:table-cell office:value-type="float" office:value="100.7">
                <text:p>100.7</text:p>
              </table:table-cell>
              <table:table-cell office:value-type="float" office:value="108">
                <text:p>108</text:p>
              </table:table-cell>
              <table:table-cell office:value-type="float" office:value="118.4">
                <text:p>118.4</text:p>
              </table:table-cell>
              <table:table-cell office:value-type="float" office:value="129.6">
                <text:p>129.6</text:p>
              </table:table-cell>
              <table:table-cell office:value-type="float" office:value="129.8">
                <text:p>129.8</text:p>
              </table:table-cell>
              <table:table-cell office:value-type="float" office:value="129.6">
                <text:p>129.6</text:p>
              </table:table-cell>
              <table:table-cell office:value-type="float" office:value="142.3">
                <text:p>142.3</text:p>
              </table:table-cell>
              <table:table-cell office:value-type="float" office:value="140.2">
                <text:p>140.2</text:p>
              </table:table-cell>
              <table:table-cell office:value-type="float" office:value="152.2">
                <text:p>152.2</text:p>
              </table:table-cell>
              <table:table-cell office:value-type="float" office:value="153.4">
                <text:p>153.4</text:p>
              </table:table-cell>
              <table:table-cell office:value-type="float" office:value="155.6">
                <text:p>155.6</text:p>
              </table:table-cell>
              <table:table-cell office:value-type="float" office:value="156.3">
                <text:p>156.3</text:p>
              </table:table-cell>
              <table:table-cell office:value-type="float" office:value="132.6">
                <text:p>132.6</text:p>
              </table:table-cell>
              <table:table-cell office:value-type="float" office:value="128.6">
                <text:p>128.6</text:p>
              </table:table-cell>
              <table:table-cell office:value-type="float" office:value="130.3">
                <text:p>130.3</text:p>
              </table:table-cell>
              <table:table-cell office:value-type="float" office:value="129.9">
                <text:p>129.9</text:p>
              </table:table-cell>
              <table:table-cell office:value-type="float" office:value="140.4">
                <text:p>14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fill-image draw:name="Sky" xlink:href="Pictures/100000000000005E0000005E71533790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 style:text-align-source="fix" style:repeat-content="false" fo:wrap-option="wrap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ff66"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>
            <text:p>第N次産業、比率</text:p>
          </table:table-cell>
          <table:table-cell table:style-name="ce2" office:value-type="string">
            <text:p>日本経済における、第N次産業それぞれの、GDPに占める割合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4:23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3"/>
        </table:table-row>
        <table:table-row table:style-name="ro2">
          <table:table-cell/>
          <table:table-cell table:style-name="ce1" office:value-type="string">
            <text:p>トヨタ自動車</text:p>
          </table:table-cell>
          <table:table-cell table:style-name="ce2" office:value-type="string">
            <text:p>売上高、地域別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4:34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67cm" svg:height="6.506cm" xlink:href="." xlink:type="simple" chart:class="chart:bar" chart:style-name="ch1">
        <chart:title svg:x="3.316cm" svg:y="0.266cm" chart:style-name="ch2">
          <text:p>貿易収支（１００万USD）</text:p>
        </chart:title>
        <chart:legend chart:legend-position="end" svg:x="9.674cm" svg:y="2.679cm" style:legend-expansion="high" chart:style-name="ch3"/>
        <chart:plot-area chart:style-name="ch4" chart:data-source-has-labels="both" svg:x="0.681cm" svg:y="1.435cm" svg:width="8.531cm" svg:height="4.521cm">
          <chartooo:coordinate-region svg:x="1.964cm" svg:y="1.647cm" svg:width="7.138cm" svg:height="4.097cm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" chart:label-cell-address="local-table.$B$1" chart:class="chart:bar">
            <chart:data-point chart:repeated="12"/>
          </chart:series>
          <chart:series chart:style-name="ch9" chart:values-cell-range-address="local-table.$C$2:.$C$13" chart:label-cell-address="local-table.$C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 yr</text:p>
              </table:table-cell>
              <table:table-cell office:value-type="string">
                <text:p>2020 yr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NaN">
                <text:p>NaN</text:p>
              </table:table-cell>
              <table:table-cell office:value-type="float" office:value="-9058">
                <text:p>-9058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NaN">
                <text:p>NaN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2cm" svg:height="6.704cm" xlink:href="." xlink:type="simple" chart:class="chart:bar" chart:style-name="ch1">
        <chart:legend chart:legend-position="end" svg:x="10.424cm" svg:y="2.516cm" style:legend-expansion="high" chart:style-name="ch2"/>
        <chart:plot-area chart:style-name="ch3" chart:data-source-has-labels="both" svg:x="0.688cm" svg:y="0.671cm" svg:width="9.26cm" svg:height="5.479cm">
          <chartooo:coordinate-region svg:x="1.786cm" svg:y="0.883cm" svg:width="8.09cm" svg:height="5.055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series chart:style-name="ch8" chart:values-cell-range-address="local-table.$C$2:.$C$13" chart:label-cell-address="local-table.$C$1" chart:class="chart:bar">
            <chart:data-point chart:repeated="12"/>
          </chart:series>
          <chart:series chart:style-name="ch9" chart:values-cell-range-address="local-table.$D$2:.$D$13" chart:label-cell-address="local-table.$D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19</text:p>
              </table:table-cell>
              <table:table-cell office:value-type="string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-1392">
                <text:p>-1392</text:p>
              </table:table-cell>
              <table:table-cell office:value-type="float" office:value="-1516">
                <text:p>-1516</text:p>
              </table:table-cell>
              <table:table-cell office:value-type="float" office:value="-1301">
                <text:p>-1301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459">
                <text:p>1459</text:p>
              </table:table-cell>
              <table:table-cell office:value-type="float" office:value="1414">
                <text:p>1414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2090">
                <text:p>2090</text:p>
              </table:table-cell>
              <table:table-cell office:value-type="float" office:value="2885">
                <text:p>288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4230">
                <text:p>-4230</text:p>
              </table:table-cell>
              <table:table-cell office:value-type="float" office:value="-3253">
                <text:p>-3253</text:p>
              </table:table-cell>
              <table:table-cell office:value-type="float" office:value="-5839">
                <text:p>-5839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50">
                <text:p>-50</text:p>
              </table:table-cell>
              <table:table-cell office:value-type="float" office:value="1388">
                <text:p>1388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-1683">
                <text:p>-1683</text:p>
              </table:table-cell>
              <table:table-cell office:value-type="float" office:value="663">
                <text:p>663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1523">
                <text:p>-1523</text:p>
              </table:table-cell>
              <table:table-cell office:value-type="float" office:value="-1747">
                <text:p>-1747</text:p>
              </table:table-cell>
              <table:table-cell office:value-type="float" office:value="-3273">
                <text:p>-3273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63">
                <text:p>63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356">
                <text:p>-356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480">
                <text:p>-2480</text:p>
              </table:table-cell>
              <table:table-cell office:value-type="float" office:value="-815">
                <text:p>-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222">
                <text:p>222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-1279">
                <text:p>-127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824cm" svg:height="6.651cm" xlink:href="." xlink:type="simple" chart:class="chart:bar" chart:style-name="ch1">
        <chart:title svg:x="3.551cm" svg:y="0.269cm" chart:style-name="ch2">
          <text:p>貿易収支　（百万USD）</text:p>
        </chart:title>
        <chart:subtitle svg:x="4.823cm" svg:y="1.181cm" chart:style-name="ch3">
          <text:p>2018 - 2020</text:p>
        </chart:subtitle>
        <chart:legend chart:legend-position="end" svg:x="10.328cm" svg:y="2.489cm" style:legend-expansion="high" chart:style-name="ch4"/>
        <chart:plot-area chart:style-name="ch5" chart:data-source-has-labels="both" svg:x="0.686cm" svg:y="2.13cm" svg:width="9.17cm" svg:height="3.968cm">
          <chartooo:coordinate-region svg:x="1.969cm" svg:y="2.342cm" svg:width="7.804cm" svg:height="3.544cm"/>
          <chart:axis chart:dimension="x" chart:name="primary-x" chart:style-name="ch6" chartooo:axis-type="auto">
            <chartooo:date-scale/>
            <chart:categories table:cell-range-address="local-table.$A$2:.$A$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19</text:p>
              </table:table-cell>
              <table:table-cell office:value-type="string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-6053">
                <text:p>-6053</text:p>
              </table:table-cell>
              <table:table-cell office:value-type="float" office:value="-8884">
                <text:p>-8884</text:p>
              </table:table-cell>
              <table:table-cell office:value-type="float" office:value="-9058">
                <text:p>-9058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837">
                <text:p>1837</text:p>
              </table:table-cell>
              <table:table-cell office:value-type="float" office:value="4434">
                <text:p>443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11157">
                <text:p>11157</text:p>
              </table:table-cell>
              <table:table-cell office:value-type="float" office:value="6262">
                <text:p>626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5261">
                <text:p>5261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2850">
                <text:p>-2850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7394">
                <text:p>7394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94">
                <text:p>-94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-2258">
                <text:p>-2258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2889">
                <text:p>2889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925">
                <text:p>-2925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4744">
                <text:p>-4744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1389">
                <text:p>1389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29cm" svg:height="6.935cm" xlink:href="." xlink:type="simple" chart:class="chart:line" chart:style-name="ch1">
        <chart:title svg:x="4.811cm" svg:y="0.273cm" chart:style-name="ch2">
          <text:p>日本　各収支</text:p>
        </chart:title>
        <chart:subtitle svg:x="4.083cm" svg:y="1.139cm" chart:style-name="ch3">
          <text:p>（２０１８年、１００万ドル）</text:p>
        </chart:subtitle>
        <chart:legend chart:legend-position="end" svg:x="9.715cm" svg:y="2.527cm" style:legend-expansion="high" chart:style-name="ch4"/>
        <chart:plot-area chart:style-name="ch5" chart:data-source-has-labels="both" svg:x="0.696cm" svg:y="2.044cm" svg:width="8.527cm" svg:height="4.333cm">
          <chartooo:coordinate-region svg:x="1.979cm" svg:y="2.256cm" svg:width="6.843cm" svg:height="3.909cm"/>
          <chart:axis chart:dimension="x" chart:name="primary-x" chart:style-name="ch6" chartooo:axis-type="auto">
            <chartooo:date-scale/>
            <chart:categories table:cell-range-address="local-table.$A$2:.$A$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3" chart:label-cell-address="local-table.$B$1" chart:class="chart:line">
            <chart:data-point chart:repeated="12"/>
          </chart:series>
          <chart:series chart:style-name="ch10" chart:values-cell-range-address="local-table.$C$2:.$C$13" chart:label-cell-address="local-table.$C$1" chart:class="chart:line">
            <chart:data-point chart:repeated="12"/>
          </chart:series>
          <chart:series chart:style-name="ch11" chart:values-cell-range-address="local-table.$D$2:.$D$13" chart:label-cell-address="local-table.$D$1" chart:class="chart:line">
            <chart:data-point chart:repeated="12"/>
          </chart:series>
          <chart:series chart:style-name="ch12" chart:values-cell-range-address="local-table.$E$2:.$E$13" chart:label-cell-address="local-table.$E$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貿易</text:p>
              </table:table-cell>
              <table:table-cell office:value-type="string">
                <text:p>サービス</text:p>
              </table:table-cell>
              <table:table-cell office:value-type="string">
                <text:p>第１次</text:p>
              </table:table-cell>
              <table:table-cell office:value-type="string">
                <text:p>第２次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-6053">
                <text:p>-6053</text:p>
              </table:table-cell>
              <table:table-cell office:value-type="float" office:value="-1392">
                <text:p>-1392</text:p>
              </table:table-cell>
              <table:table-cell office:value-type="float" office:value="14151">
                <text:p>14151</text:p>
              </table:table-cell>
              <table:table-cell office:value-type="float" office:value="-1027">
                <text:p>-1027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837">
                <text:p>1837</text:p>
              </table:table-cell>
              <table:table-cell office:value-type="float" office:value="1459">
                <text:p>1459</text:p>
              </table:table-cell>
              <table:table-cell office:value-type="float" office:value="18405">
                <text:p>18405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11157">
                <text:p>11157</text:p>
              </table:table-cell>
              <table:table-cell office:value-type="float" office:value="2090">
                <text:p>2090</text:p>
              </table:table-cell>
              <table:table-cell office:value-type="float" office:value="20474">
                <text:p>20474</text:p>
              </table:table-cell>
              <table:table-cell office:value-type="float" office:value="-3446">
                <text:p>-3446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5261">
                <text:p>5261</text:p>
              </table:table-cell>
              <table:table-cell office:value-type="float" office:value="-4230">
                <text:p>-4230</text:p>
              </table:table-cell>
              <table:table-cell office:value-type="float" office:value="18326">
                <text:p>18326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2850">
                <text:p>-2850</text:p>
              </table:table-cell>
              <table:table-cell office:value-type="float" office:value="-50">
                <text:p>-50</text:p>
              </table:table-cell>
              <table:table-cell office:value-type="float" office:value="22108">
                <text:p>22108</text:p>
              </table:table-cell>
              <table:table-cell office:value-type="float" office:value="-1792">
                <text:p>-1792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7394">
                <text:p>7394</text:p>
              </table:table-cell>
              <table:table-cell office:value-type="float" office:value="-1683">
                <text:p>-1683</text:p>
              </table:table-cell>
              <table:table-cell office:value-type="float" office:value="5493">
                <text:p>5493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94">
                <text:p>-94</text:p>
              </table:table-cell>
              <table:table-cell office:value-type="float" office:value="-1523">
                <text:p>-1523</text:p>
              </table:table-cell>
              <table:table-cell office:value-type="float" office:value="21192">
                <text:p>21192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-2258">
                <text:p>-2258</text:p>
              </table:table-cell>
              <table:table-cell office:value-type="float" office:value="63">
                <text:p>63</text:p>
              </table:table-cell>
              <table:table-cell office:value-type="float" office:value="20386">
                <text:p>20386</text:p>
              </table:table-cell>
              <table:table-cell office:value-type="float" office:value="-2001">
                <text:p>-2001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2889">
                <text:p>2889</text:p>
              </table:table-cell>
              <table:table-cell office:value-type="float" office:value="-356">
                <text:p>-356</text:p>
              </table:table-cell>
              <table:table-cell office:value-type="float" office:value="16395">
                <text:p>16395</text:p>
              </table:table-cell>
              <table:table-cell office:value-type="float" office:value="-1357">
                <text:p>-1357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925">
                <text:p>-2925</text:p>
              </table:table-cell>
              <table:table-cell office:value-type="float" office:value="-2480">
                <text:p>-2480</text:p>
              </table:table-cell>
              <table:table-cell office:value-type="float" office:value="18659">
                <text:p>18659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4744">
                <text:p>-4744</text:p>
              </table:table-cell>
              <table:table-cell office:value-type="float" office:value="222">
                <text:p>222</text:p>
              </table:table-cell>
              <table:table-cell office:value-type="float" office:value="13396">
                <text:p>13396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1389">
                <text:p>1389</text:p>
              </table:table-cell>
              <table:table-cell office:value-type="float" office:value="-1279">
                <text:p>-1279</text:p>
              </table:table-cell>
              <table:table-cell office:value-type="float" office:value="4181">
                <text:p>4181</text:p>
              </table:table-cell>
              <table:table-cell office:value-type="float" office:value="-563">
                <text:p>-5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